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9281609887470769" text:style-name="L1">
        <text:list-item>
          <text:p text:style-name="P1">Gestione del progetto</text:p>
          <text:list>
            <text:list-item>
              <text:p text:style-name="P1">Gestione Amministrativa</text:p>
            </text:list-item>
            <text:list-item>
              <text:p text:style-name="P1">Project Management</text:p>
            </text:list-item>
          </text:list>
        </text:list-item>
        <text:list-item>
          <text:p text:style-name="P1">Pianificazione del progetto</text:p>
          <text:list>
            <text:list-item>
              <text:p text:style-name="P1">Studio di fattibilità</text:p>
            </text:list-item>
            <text:list-item>
              <text:p text:style-name="P1">Piano di realizzazione</text:p>
            </text:list-item>
          </text:list>
        </text:list-item>
        <text:list-item>
          <text:p text:style-name="P1">Individuazione del fornitore</text:p>
          <text:list>
            <text:list-item>
              <text:p text:style-name="P1">Progetto esecutivo</text:p>
            </text:list-item>
            <text:list-item>
              <text:p text:style-name="P1">Procedure gara</text:p>
            </text:list-item>
            <text:list-item>
              <text:p text:style-name="P1">Firma del contratto</text:p>
            </text:list-item>
          </text:list>
        </text:list-item>
        <text:list-item>
          <text:p text:style-name="P1">Realizzazione del Sistema</text:p>
          <text:list>
            <text:list-item>
              <text:p text:style-name="P1">Sviluppo Software</text:p>
            </text:list-item>
            <text:list-item>
              <text:p text:style-name="P1">Acquisizione HW</text:p>
            </text:list-item>
            <text:list-item>
              <text:p text:style-name="P1">Installazione</text:p>
            </text:list-item>
            <text:list-item>
              <text:p text:style-name="P1">Collaudo</text:p>
            </text:list-item>
          </text:list>
        </text:list-item>
        <text:list-item>
          <text:p text:style-name="P1">Avvio del Sistema</text:p>
          <text:list>
            <text:list-item>
              <text:p text:style-name="P1">Migrazione/creazione banca dati</text:p>
            </text:list-item>
            <text:list-item>
              <text:p text:style-name="P1">Formazione del personale</text:p>
            </text:list-item>
            <text:list-item>
              <text:p text:style-name="P1">Avvio sperimenta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Calò</meta:initial-creator>
    <meta:creation-date>2013-09-12T10:30:08.18</meta:creation-date>
    <dc:date>2013-09-12T10:47:16.01</dc:date>
    <dc:creator>Matteo Calò</dc:creator>
    <meta:editing-duration>PT17M21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9" meta:word-count="65" meta:character-count="398"/>
  </office:meta>
</office:document-meta>
</file>